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fo:font-size="14pt" officeooo:paragraph-rsid="003dcbc5" style:font-size-asian="14pt" style:font-size-complex="14pt"/>
    </style:style>
    <style:style style:name="P5" style:family="paragraph" style:parent-style-name="Text_20_body">
      <style:paragraph-properties fo:line-height="150%"/>
      <style:text-properties officeooo:paragraph-rsid="003ed6d5"/>
    </style:style>
    <style:style style:name="P6" style:family="paragraph" style:parent-style-name="Text_20_body">
      <style:paragraph-properties fo:line-height="150%"/>
      <style:text-properties fo:font-size="14pt" officeooo:paragraph-rsid="003f1391" style:font-size-asian="14pt" style:font-size-complex="14pt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333a5e"/>
    </style:style>
    <style:style style:name="T3" style:family="text">
      <style:text-properties officeooo:rsid="0014818a"/>
    </style:style>
    <style:style style:name="T4" style:family="text">
      <style:text-properties officeooo:rsid="003cc937"/>
    </style:style>
    <style:style style:name="T5" style:family="text">
      <style:text-properties officeooo:rsid="001b36e9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weight="bold" officeooo:rsid="00333a5e" style:font-name-asian="Liberation Serif" style:font-weight-asian="bold" style:font-name-complex="Liberation Serif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b8c4a" style:font-weight-asian="normal" style:font-weight-complex="normal"/>
    </style:style>
    <style:style style:name="T10" style:family="text">
      <style:text-properties fo:font-weight="normal" officeooo:rsid="003ed6d5" style:font-weight-asian="normal" style:font-weight-complex="normal"/>
    </style:style>
    <style:style style:name="T11" style:family="text">
      <style:text-properties fo:font-weight="normal" officeooo:rsid="003b8c4a" style:font-name-asian="Liberation Serif" style:font-weight-asian="normal" style:font-name-complex="Liberation Serif" style:font-weight-complex="normal"/>
    </style:style>
    <style:style style:name="T12" style:family="text">
      <style:text-properties fo:font-weight="normal" officeooo:rsid="00333a5e" style:font-name-asian="Liberation Serif" style:font-weight-asian="normal" style:font-name-complex="Liberation Serif" style:font-weight-complex="normal"/>
    </style:style>
    <style:style style:name="T13" style:family="text">
      <style:text-properties officeooo:rsid="003b8c4a"/>
    </style:style>
    <style:style style:name="T14" style:family="text">
      <style:text-properties style:font-name-asian="Liberation Serif" style:font-name-complex="Liberation Serif"/>
    </style:style>
    <style:style style:name="T15" style:family="text">
      <style:text-properties officeooo:rsid="003b8c4a" style:font-name-asian="Liberation Serif" style:font-name-complex="Liberation Serif"/>
    </style:style>
    <style:style style:name="T16" style:family="text">
      <style:text-properties officeooo:rsid="003643f5" style:font-name-asian="Liberation Serif" style:font-name-complex="Liberation Serif"/>
    </style:style>
    <style:style style:name="T17" style:family="text">
      <style:text-properties officeooo:rsid="00333a5e" style:font-name-asian="Liberation Serif" style:font-name-complex="Liberation Serif"/>
    </style:style>
    <style:style style:name="T18" style:family="text">
      <style:text-properties officeooo:rsid="0038e9a9" style:font-name-asian="Liberation Serif" style:font-name-complex="Liberation Serif"/>
    </style:style>
    <style:style style:name="T19" style:family="text">
      <style:text-properties officeooo:rsid="0039cf17" style:font-name-asian="Liberation Serif" style:font-name-complex="Liberation Serif"/>
    </style:style>
    <style:style style:name="T20" style:family="text">
      <style:text-properties officeooo:rsid="003d0aed" style:font-name-asian="Liberation Serif" style:font-name-complex="Liberation Serif"/>
    </style:style>
    <style:style style:name="T21" style:family="text">
      <style:text-properties officeooo:rsid="003d0aed"/>
    </style:style>
    <style:style style:name="T22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23" style:family="text">
      <style:text-properties fo:font-size="14pt" fo:font-weight="bold" officeooo:rsid="00333a5e" style:font-name-asian="Liberation Serif" style:font-size-asian="14pt" style:font-weight-asian="bold" style:font-name-complex="Liberation Serif" style:font-size-complex="14pt" style:font-weight-complex="bold"/>
    </style:style>
    <style:style style:name="T24" style:family="text">
      <style:text-properties fo:font-size="14pt" style:font-name-asian="Liberation Serif" style:font-size-asian="14pt" style:font-name-complex="Liberation Serif" style:font-size-complex="14pt"/>
    </style:style>
    <style:style style:name="T25" style:family="text">
      <style:text-properties fo:font-size="14pt" officeooo:rsid="003b8c4a" style:font-name-asian="Liberation Serif" style:font-size-asian="14pt" style:font-name-complex="Liberation Serif" style:font-size-complex="14pt"/>
    </style:style>
    <style:style style:name="T26" style:family="text">
      <style:text-properties fo:font-size="14pt" officeooo:rsid="003ed6d5" style:font-name-asian="Liberation Serif" style:font-size-asian="14pt" style:font-name-complex="Liberation Serif" style:font-size-complex="14pt"/>
    </style:style>
    <style:style style:name="T27" style:family="text">
      <style:text-properties fo:font-size="14pt" officeooo:rsid="0012a638" style:font-name-asian="Liberation Serif" style:font-size-asian="14pt" style:font-name-complex="Liberation Serif" style:font-size-complex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officeooo:rsid="003f1391"/>
    </style: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64"/>Prénom :</text:p>
      <text:p text:style-name="P2"><draw:line text:anchor-type="paragraph" draw:z-index="1" draw:name="Horizontal line 2" draw:style-name="gr1" draw:text-style-name="P7" svg:x1="-0.0173in" svg:y1="0.8008in" svg:x2="6.6701in" svg:y2="0.8008in"><text:p/></draw:line></text:p>
      <text:p text:style-name="P2"/>
      <text:p text:style-name="P2"><text:span text:style-name="T7">Exercice 1 </text:span><text:span text:style-name="T11">(2 points)</text:span><text:span text:style-name="T12"> : Écrire en toutes lettres le nombre suivant</text:span></text:p>
      <text:p text:style-name="P3">1 <text:span text:style-name="T21">010 5</text:span>67 : ________________________________________________________</text:p>
      <text:p text:style-name="P3"><text:span text:style-name="T6">Exercice 2</text:span><text:span text:style-name="T7"> </text:span><text:span text:style-name="T15">(2 points)</text:span><text:span text:style-name="T14"> : </text:span><text:span text:style-name="T17">Écrire en </text:span><text:span text:style-name="T14">chiffres</text:span><text:span text:style-name="T17"> le nombre suivant</text:span></text:p>
      <text:p text:style-name="P3"><text:span text:style-name="T20">soixante-</text:span><text:span text:style-name="T14">trois-milliard-cent-deux-million-vingt-sept-mille-</text:span><text:span text:style-name="T20">cinq-cent-</text:span><text:span text:style-name="T14">trente-deux</text:span><text:span text:style-name="T17"> : ____________________________________________________________________</text:span></text:p>
      <text:p text:style-name="P3"><text:span text:style-name="T6">Exercice 3</text:span><text:span text:style-name="T7"> </text:span><text:span text:style-name="T15">(2 points)</text:span><text:span text:style-name="T14"> : Dans le nombre 6 842 197, </text:span><text:span text:style-name="T18">indiquez le rang du chiffre</text:span></text:p>
      <text:p text:style-name="P3"><text:span text:style-name="T17">(a) 6 : ___________________________ <text:s text:c="7"/></text:span><text:span text:style-name="T18">(b) 7 : </text:span><text:span text:style-name="T17">___________________________</text:span></text:p>
      <text:p text:style-name="P3"><text:span text:style-name="T17">(</text:span><text:span text:style-name="T18">c</text:span><text:span text:style-name="T17">) </text:span><text:span text:style-name="T18">4</text:span><text:span text:style-name="T17"> : ___________________________ <text:s text:c="7"/></text:span><text:span text:style-name="T18">(d) 1 : </text:span><text:span text:style-name="T17">___________________________</text:span></text:p>
      <text:p text:style-name="P3"><text:span text:style-name="T7">Exercice </text:span><text:span text:style-name="T6">4</text:span><text:span text:style-name="T7"> </text:span><text:span text:style-name="T15">(1 point)</text:span><text:span text:style-name="T17"> : </text:span><text:span text:style-name="T18">Écrire en chiffres le nombre désigné par</text:span></text:p>
      <text:p text:style-name="P3">7×10 000 000 + 5×100 000 + 1×10 000 + 9×100 = ___________________________</text:p>
      <text:p text:style-name="P5"><text:span text:style-name="T23">E</text:span><text:span text:style-name="T22">xercice 5</text:span><text:span text:style-name="T23"> </text:span><text:span text:style-name="T25">(3 points)</text:span><text:span text:style-name="T24"> : </text:span><text:span text:style-name="T25">Le dimanche </text:span><text:span text:style-name="T26">soir</text:span><text:span text:style-name="T25">, le père de Léo </text:span><text:span text:style-name="T26">commande</text:span><text:span text:style-name="T27"> </text:span><text:span text:style-name="T26">deux pizzas margherita,</text:span><text:span text:style-name="T27"> </text:span><text:span text:style-name="T25">à</text:span><text:span text:style-name="T27"> </text:span><text:span text:style-name="T25">1</text:span><text:span text:style-name="T26">2</text:span><text:span text:style-name="T27">€ </text:span><text:span text:style-name="T25">l’unité, </text:span><text:span text:style-name="T26">et</text:span><text:span text:style-name="T25"> </text:span><text:span text:style-name="T26">une régina,</text:span><text:span text:style-name="T27"> </text:span><text:span text:style-name="T25">à</text:span><text:span text:style-name="T27"> </text:span><text:span text:style-name="T25">1</text:span><text:span text:style-name="T26">4</text:span><text:span text:style-name="T27">€.</text:span></text:p>
      <text:p text:style-name="P6"><text:span text:style-name="T13">(a) </text:span>Combien <text:span text:style-name="T13">paie-t-il</text:span> ?</text:p>
      <text:p text:style-name="P6">____________________________________________________________________</text:p>
      <text:p text:style-name="P6">____________________________________________________________________</text:p>
      <text:p text:style-name="P4">____________________________________________________________________</text:p>
      <text:p text:style-name="P6"><text:span text:style-name="T9">(b) </text:span><text:span text:style-name="T8">Combien de monnaie lui rend </text:span><text:span text:style-name="T10">le livreur </text:span><text:span text:style-name="T8">sur son billet de </text:span><text:span text:style-name="T10">5</text:span><text:span text:style-name="T8">0€ ?</text:span></text:p>
      <text:p text:style-name="P6"><text:span text:style-name="T8">____________________________________________________________________</text:span></text:p>
      <text:p text:style-name="P6"><text:span text:style-name="T8">____________________________________________________________________</text:span></text:p>
      <text:p text:style-name="P6"><text:span text:style-name="T8">_______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date-style style:name="N108">
      <number:day number:calendar="jewish"/>
      <number:text> </number:text>
      <number:month number:calendar="jewish" number:style="long" number:textual="true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4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style:text-position="super 58%"/>
    </style:style>
    <style:style style:name="MT2" style:family="text">
      <style:text-properties officeooo:rsid="003f1391"/>
    </style:style>
    <style:style style:name="MT3" style:family="text">
      <style:text-properties officeooo:rsid="00333a5e"/>
    </style:style>
    <style:style style:name="MT4" style:family="text">
      <style:text-properties officeooo:rsid="0014818a"/>
    </style:style>
    <style:style style:name="MT5" style:family="text">
      <style:text-properties officeooo:rsid="003cc937"/>
    </style:style>
    <style:style style:name="MT6" style:family="text">
      <style:text-properties officeooo:rsid="001b36e9"/>
    </style:style>
    <style:style style:name="M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0" draw:name="Horizontal line 1" draw:style-name="Mgr1" draw:text-style-name="MP2" svg:x1="-0.0173in" svg:y1="0.8008in" svg:x2="6.6701in" svg:y2="0.8008in"><text:p/></draw:line>6<text:span text:style-name="MT1">e</text:span>2 <text:span text:style-name="MT2">EBEP</text:span><text:tab/><text:span text:style-name="MT3">Évaluation</text:span><text:span text:style-name="MT4"> 1 </text:span><text:span text:style-name="MT3">(1</text:span><text:span text:style-name="MT5">5</text:span><text:span text:style-name="MT3"> min)</text:span> – <text:span text:style-name="MT4">Les nombres entiers</text:span><text:tab/><text:span text:style-name="MT3">15/09/</text:span><text:span text:style-name="MT6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4T23:09:43.187517253</dc:date>
    <meta:editing-duration>PT8H13M48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50" meta:character-count="1478" meta:non-whitespace-character-count="1269"/>
  </office:meta>
</office:document-meta>
</file>